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officeooo:rsid="001d8aaf" officeooo:paragraph-rsid="001d8aaf" style:font-size-asian="14pt" style:font-size-complex="14pt"/>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d8aaf" officeooo:paragraph-rsid="001d8aaf"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none" fo:font-weight="bold" officeooo:rsid="001e29b8" officeooo:paragraph-rsid="001e29b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6pt" style:text-underline-style="none" officeooo:rsid="001d1eba" officeooo:paragraph-rsid="001d1eba" style:font-size-asian="14pt" style:font-size-complex="16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officeooo:rsid="001d1eba" officeooo:paragraph-rsid="001d1eba" style:font-size-asian="20pt" style:font-size-complex="20pt"/>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officeooo:rsid="001d8aaf" officeooo:paragraph-rsid="001d8aaf" style:font-size-asian="10.5pt" style:font-size-complex="12pt"/>
    </style:style>
    <style:style style:name="P7" style:family="paragraph" style:parent-style-name="Standard">
      <style:paragraph-properties fo:text-align="justify" style:justify-single-word="false"/>
      <style:text-properties fo:font-size="12pt" style:text-underline-style="none" fo:font-weight="normal" officeooo:rsid="001f0d8a" officeooo:paragraph-rsid="001f0d8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bold" officeooo:rsid="001f0d8a" officeooo:paragraph-rsid="001f0d8a" style:font-size-asian="12pt" style:font-weight-asian="bold" style:font-size-complex="12pt" style:font-weight-complex="bold"/>
    </style:style>
    <style:style style:name="P9" style:family="paragraph" style:parent-style-name="Standard">
      <loext:graphic-properties draw:fill="none"/>
      <style:paragraph-properties fo:text-align="justify" style:justify-single-word="false" fo:background-color="transparent"/>
      <style:text-properties fo:font-size="12pt" style:text-underline-style="none" fo:font-weight="bold" officeooo:rsid="005115a8" officeooo:paragraph-rsid="0051ab70" style:font-size-asian="10.5pt" style:font-weight-asian="bold" style:font-size-complex="12pt" style:font-weight-complex="bold"/>
    </style:style>
    <style:style style:name="P1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4pt" style:text-underline-style="solid" style:text-underline-width="auto" style:text-underline-color="font-color" officeooo:rsid="001d8aaf" officeooo:paragraph-rsid="001d8aaf" style:font-size-asian="14pt" style:font-size-complex="14pt"/>
    </style:style>
    <style:style style:name="P1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4pt" style:text-underline-style="solid" style:text-underline-width="auto" style:text-underline-color="font-color" officeooo:rsid="002229e5" officeooo:paragraph-rsid="002229e5" style:font-size-asian="14pt" style:font-size-complex="14pt"/>
    </style:style>
    <style:style style:name="P1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fo:font-weight="normal" officeooo:rsid="001f0d8a" officeooo:paragraph-rsid="001f0d8a" style:font-size-asian="12pt" style:font-weight-asian="normal" style:font-size-complex="12pt" style:font-weight-complex="normal"/>
    </style:style>
    <style:style style:name="P1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7837b" officeooo:paragraph-rsid="0028e1b1" style:font-size-asian="10.5pt" style:font-size-complex="12pt"/>
    </style:style>
    <style:style style:name="P1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7837b" officeooo:paragraph-rsid="00295b7c" style:font-size-asian="10.5pt" style:font-size-complex="12pt"/>
    </style:style>
    <style:style style:name="P1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95b7c" officeooo:paragraph-rsid="00295b7c" style:font-size-asian="10.5pt" style:font-size-complex="12pt"/>
    </style:style>
    <style:style style:name="P1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d67b2" officeooo:paragraph-rsid="002d67b2" style:font-size-asian="10.5pt" style:font-size-complex="12pt"/>
    </style:style>
    <style:style style:name="P1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f1423" officeooo:paragraph-rsid="002f1423" style:font-size-asian="10.5pt" style:font-size-complex="12pt"/>
    </style:style>
    <style:style style:name="P1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8e1b1" officeooo:paragraph-rsid="0028e1b1" style:font-size-asian="10.5pt" style:font-size-complex="12pt"/>
    </style:style>
    <style:style style:name="P1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8e1b1" officeooo:paragraph-rsid="00295b7c" style:font-size-asian="10.5pt" style:font-size-complex="12pt"/>
    </style:style>
    <style:style style:name="P2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2088b" officeooo:paragraph-rsid="0032088b" style:font-size-asian="10.5pt" style:font-size-complex="12pt"/>
    </style:style>
    <style:style style:name="P2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78c6b" officeooo:paragraph-rsid="00378c6b" style:font-size-asian="10.5pt" style:font-size-complex="12pt"/>
    </style:style>
    <style:style style:name="P2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78c6b" officeooo:paragraph-rsid="00423774" style:font-size-asian="10.5pt" style:font-size-complex="12pt"/>
    </style:style>
    <style:style style:name="P2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3a8660" style:font-size-asian="10.5pt" style:font-size-complex="12pt"/>
    </style:style>
    <style:style style:name="P2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44235d" style:font-size-asian="10.5pt" style:font-size-complex="12pt"/>
    </style:style>
    <style:style style:name="P2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45922c" style:font-size-asian="10.5pt" style:font-size-complex="12pt"/>
    </style:style>
    <style:style style:name="P2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1647a" officeooo:paragraph-rsid="0041647a" style:font-size-asian="10.5pt" style:font-size-complex="12pt"/>
    </style:style>
    <style:style style:name="P2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6c9c6" officeooo:paragraph-rsid="0036c9c6" style:font-size-asian="10.5pt" style:font-size-complex="12pt"/>
    </style:style>
    <style:style style:name="P2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6c9c6" officeooo:paragraph-rsid="00423774" style:font-size-asian="10.5pt" style:font-size-complex="12pt"/>
    </style:style>
    <style:style style:name="P2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19950" officeooo:paragraph-rsid="00419950" style:font-size-asian="10.5pt" style:font-size-complex="12pt"/>
    </style:style>
    <style:style style:name="P3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23774" officeooo:paragraph-rsid="00423774" style:font-size-asian="10.5pt" style:font-size-complex="12pt"/>
    </style:style>
    <style:style style:name="P3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4235d" officeooo:paragraph-rsid="0044235d" style:font-size-asian="10.5pt" style:font-size-complex="12pt"/>
    </style:style>
    <style:style style:name="P3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5e47f" officeooo:paragraph-rsid="0045e47f" style:font-size-asian="10.5pt" style:font-size-complex="12pt"/>
    </style:style>
    <style:style style:name="P3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70505" officeooo:paragraph-rsid="00470505" style:font-size-asian="10.5pt" style:font-size-complex="12pt"/>
    </style:style>
    <style:style style:name="P3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7536a" officeooo:paragraph-rsid="0047536a" style:font-size-asian="10.5pt" style:font-size-complex="12pt"/>
    </style:style>
    <style:style style:name="P3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91d09" officeooo:paragraph-rsid="00491d09" style:font-size-asian="10.5pt" style:font-size-complex="12pt"/>
    </style:style>
    <style:style style:name="P3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b6f6e" officeooo:paragraph-rsid="004b6f6e" style:font-size-asian="10.5pt" style:font-size-complex="12pt"/>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b6f6e" officeooo:paragraph-rsid="004cd10e" style:font-size-asian="10.5pt" style:font-size-complex="12pt"/>
    </style:style>
    <style:style style:name="P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e64ff" officeooo:paragraph-rsid="004e64ff" style:font-size-asian="10.5pt" style:font-size-complex="12pt"/>
    </style:style>
    <style:style style:name="P3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f6cb3" officeooo:paragraph-rsid="004f6cb3" style:font-size-asian="10.5pt" style:font-size-complex="12pt"/>
    </style:style>
    <style:style style:name="P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solid" style:text-underline-width="auto" style:text-underline-color="font-color" officeooo:rsid="001d8aaf" officeooo:paragraph-rsid="001d8aaf" style:font-size-asian="12pt" style:font-size-complex="12pt"/>
    </style:style>
    <style:style style:name="P4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2pt" style:text-underline-style="none" fo:font-weight="normal" officeooo:rsid="001f0d8a" officeooo:paragraph-rsid="001f0d8a" style:font-size-asian="12pt" style:font-weight-asian="normal" style:font-size-complex="12pt" style:font-weight-complex="normal"/>
    </style:style>
    <style:style style:name="P42" style:family="paragraph" style:parent-style-name="Standard">
      <loext:graphic-properties draw:fill="none"/>
      <style:paragraph-properties fo:margin-left="1.3cm" fo:margin-right="0cm" fo:text-align="justify" style:justify-single-word="false" fo:text-indent="0cm" style:auto-text-indent="false" fo:break-before="page" fo:background-color="transparent"/>
      <style:text-properties fo:font-size="14pt" style:text-underline-style="solid" style:text-underline-width="auto" style:text-underline-color="font-color" officeooo:rsid="002229e5" officeooo:paragraph-rsid="002229e5" style:font-size-asian="14pt" style:font-size-complex="14pt"/>
    </style:style>
    <style:style style:name="P43"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fo:font-size="12pt" style:text-underline-style="none" fo:font-weight="bold" officeooo:rsid="00539b2e" officeooo:paragraph-rsid="00539b2e" style:font-size-asian="10.5pt" style:font-weight-asian="bold" style:font-size-complex="12pt" style:font-weight-complex="bold"/>
    </style:style>
    <style:style style:name="P44"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72637" officeooo:paragraph-rsid="00572637" style:font-size-asian="10.5pt" style:font-weight-asian="bold" style:font-size-complex="12pt" style:font-weight-complex="bold"/>
    </style:style>
    <style:style style:name="P45"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7f72f" officeooo:paragraph-rsid="0057f72f" style:font-size-asian="10.5pt" style:font-weight-asian="bold" style:font-size-complex="12pt" style:font-weight-complex="bold"/>
    </style:style>
    <style:style style:name="P46"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98ce4" officeooo:paragraph-rsid="00598ce4" style:font-size-asian="10.5pt" style:font-weight-asian="bold" style:font-size-complex="12pt" style:font-weight-complex="bold"/>
    </style:style>
    <style:style style:name="P47"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d0bd4" officeooo:paragraph-rsid="005d0bd4" style:font-size-asian="10.5pt" style:font-weight-asian="bold" style:font-size-complex="12pt" style:font-weight-complex="bold"/>
    </style:style>
    <style:style style:name="P48" style:family="paragraph" style:parent-style-name="Standard" style:list-style-name="L1">
      <style:paragraph-properties fo:text-align="justify" style:justify-single-word="false"/>
      <style:text-properties fo:font-size="14pt" style:text-underline-style="none" fo:font-weight="bold" officeooo:rsid="001e29b8" officeooo:paragraph-rsid="001e29b8" style:font-size-asian="14pt" style:font-weight-asian="bold" style:font-size-complex="14pt" style:font-weight-complex="bold"/>
    </style:style>
    <style:style style:name="P49" style:family="paragraph" style:parent-style-name="Standard" style:list-style-name="L3">
      <loext:graphic-properties draw:fill="none"/>
      <style:paragraph-properties fo:text-align="justify" style:justify-single-word="false" fo:background-color="transparent"/>
      <style:text-properties fo:font-size="14pt" style:text-underline-style="none" fo:font-weight="bold" officeooo:rsid="005d3f6e" officeooo:paragraph-rsid="005d3f6e" style:font-size-asian="12.25pt" style:font-weight-asian="bold" style:font-size-complex="14pt" style:font-weight-complex="bold"/>
    </style:style>
    <style:style style:name="P50" style:family="paragraph" style:parent-style-name="Standard">
      <loext:graphic-properties draw:fill="none"/>
      <style:paragraph-properties fo:text-align="justify" style:justify-single-word="false" fo:background-color="transparent"/>
      <style:text-properties fo:font-size="14pt" style:text-underline-style="none" fo:font-weight="bold" officeooo:rsid="005d3f6e" officeooo:paragraph-rsid="005d3f6e" style:font-size-asian="12.25pt" style:font-weight-asian="bold" style:font-size-complex="14pt" style:font-weight-complex="bold"/>
    </style:style>
    <style:style style:name="P51" style:family="paragraph" style:parent-style-name="Standard">
      <loext:graphic-properties draw:fill="none"/>
      <style:paragraph-properties fo:text-align="justify" style:justify-single-word="false" fo:background-color="transparent"/>
      <style:text-properties fo:font-size="14pt" style:text-underline-style="solid" style:text-underline-width="auto" style:text-underline-color="font-color" fo:font-weight="bold" officeooo:rsid="0060344b" officeooo:paragraph-rsid="0060344b" style:font-size-asian="12.25pt" style:font-weight-asian="bold" style:font-size-complex="14pt" style:font-weight-complex="bold"/>
    </style:style>
    <style:style style:name="P52"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bold" officeooo:rsid="005115a8" officeooo:paragraph-rsid="0051ab70" style:font-size-asian="10.5pt" style:font-weight-asian="bold" style:font-size-complex="12pt" style:font-weight-complex="bold"/>
    </style:style>
    <style:style style:name="P53"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bold" officeooo:rsid="005115a8" officeooo:paragraph-rsid="00552d06" style:font-size-asian="10.5pt" style:font-weight-asian="bold" style:font-size-complex="12pt" style:font-weight-complex="bold"/>
    </style:style>
    <style:style style:name="P54"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normal" officeooo:rsid="0052d565" officeooo:paragraph-rsid="00552d06" style:font-size-asian="10.5pt" style:font-weight-asian="normal" style:font-size-complex="12pt" style:font-weight-complex="normal"/>
    </style:style>
    <style:style style:name="P55"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539b2e" officeooo:paragraph-rsid="00539b2e" style:font-size-asian="10.5pt" style:font-weight-asian="normal" style:font-size-complex="12pt" style:font-weight-complex="normal"/>
    </style:style>
    <style:style style:name="P56"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5f0441" officeooo:paragraph-rsid="005f0441" style:font-size-asian="10.5pt" style:font-weight-asian="normal" style:font-size-complex="12pt" style:font-weight-complex="normal"/>
    </style:style>
    <style:style style:name="P57"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9218" officeooo:paragraph-rsid="00629218" style:font-size-asian="10.5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a323" officeooo:paragraph-rsid="00629218" style:font-size-asian="10.5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a323" officeooo:paragraph-rsid="0062a323" style:font-size-asian="10.5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3f935" officeooo:paragraph-rsid="0063f935" style:font-size-asian="10.5pt" style:font-weight-asian="normal" style:font-size-complex="12pt" style:font-weight-complex="normal"/>
    </style:style>
    <style:style style:name="P61"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467a3" officeooo:paragraph-rsid="006467a3" style:font-size-asian="10.5pt" style:font-weight-asian="normal" style:font-size-complex="12pt" style:font-weight-complex="normal"/>
    </style:style>
    <style:style style:name="P62"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467a3" officeooo:paragraph-rsid="006910af" style:font-size-asian="10.5pt" style:font-weight-asian="normal" style:font-size-complex="12pt" style:font-weight-complex="normal"/>
    </style:style>
    <style:style style:name="P63"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60456" officeooo:paragraph-rsid="00660456" style:font-size-asian="10.5pt" style:font-weight-asian="normal" style:font-size-complex="12pt" style:font-weight-complex="normal"/>
    </style:style>
    <style:style style:name="P64"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76fea" officeooo:paragraph-rsid="00676fea" style:font-size-asian="10.5pt" style:font-weight-asian="normal" style:font-size-complex="12pt" style:font-weight-complex="normal"/>
    </style:style>
    <style:style style:name="P65"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a0967" officeooo:paragraph-rsid="006a0967" style:font-size-asian="10.5pt" style:font-weight-asian="normal" style:font-size-complex="12pt" style:font-weight-complex="normal"/>
    </style:style>
    <style:style style:name="P66"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d6c13" officeooo:paragraph-rsid="006d6c13" style:font-size-asian="10.5pt" style:font-weight-asian="normal" style:font-size-complex="12pt" style:font-weight-complex="normal"/>
    </style:style>
    <style:style style:name="P67"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df03f" officeooo:paragraph-rsid="006df03f" style:font-size-asian="10.5pt" style:font-weight-asian="normal" style:font-size-complex="12pt" style:font-weight-complex="normal"/>
    </style:style>
    <style:style style:name="P68"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08a8e" officeooo:paragraph-rsid="00708a8e" style:font-size-asian="10.5pt" style:font-weight-asian="normal" style:font-size-complex="12pt" style:font-weight-complex="normal"/>
    </style:style>
    <style:style style:name="P69"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19fe2" officeooo:paragraph-rsid="00719fe2" style:font-size-asian="10.5pt" style:font-weight-asian="normal" style:font-size-complex="12pt" style:font-weight-complex="normal"/>
    </style:style>
    <style:style style:name="P70"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22dfc" officeooo:paragraph-rsid="00722dfc" style:font-size-asian="10.5pt" style:font-weight-asian="normal" style:font-size-complex="12pt" style:font-weight-complex="normal"/>
    </style:style>
    <style:style style:name="P71"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31313" officeooo:paragraph-rsid="00731313" style:font-size-asian="10.5pt" style:font-weight-asian="normal" style:font-size-complex="12pt" style:font-weight-complex="normal"/>
    </style:style>
    <style:style style:name="P72"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72637" officeooo:paragraph-rsid="00539b2e" style:font-size-asian="10.5pt" style:font-weight-asian="normal" style:font-size-complex="12pt" style:font-weight-complex="normal"/>
    </style:style>
    <style:style style:name="P73"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72637" officeooo:paragraph-rsid="00572637" style:font-size-asian="10.5pt" style:font-weight-asian="normal" style:font-size-complex="12pt" style:font-weight-complex="normal"/>
    </style:style>
    <style:style style:name="P74"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893e8" officeooo:paragraph-rsid="0057f72f" style:font-size-asian="10.5pt" style:font-weight-asian="normal" style:font-size-complex="12pt" style:font-weight-complex="normal"/>
    </style:style>
    <style:style style:name="P75"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98ce4" officeooo:paragraph-rsid="00598ce4" style:font-size-asian="10.5pt" style:font-weight-asian="normal" style:font-size-complex="12pt" style:font-weight-complex="normal"/>
    </style:style>
    <style:style style:name="P76"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b290b" officeooo:paragraph-rsid="00598ce4" style:font-size-asian="10.5pt" style:font-weight-asian="normal" style:font-size-complex="12pt" style:font-weight-complex="normal"/>
    </style:style>
    <style:style style:name="P77"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d0bd4" officeooo:paragraph-rsid="005d0bd4" style:font-size-asian="10.5pt" style:font-weight-asian="normal" style:font-size-complex="12pt" style:font-weight-complex="normal"/>
    </style:style>
    <style:style style:name="P78"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a5004" officeooo:paragraph-rsid="00598ce4" style:font-size-asian="10.5pt" style:font-weight-asian="normal" style:font-size-complex="12pt" style:font-weight-complex="normal"/>
    </style:style>
    <style:style style:name="T1" style:family="text">
      <style:text-properties officeooo:rsid="0020808f"/>
    </style:style>
    <style:style style:name="T2" style:family="text">
      <style:text-properties fo:font-weight="bold" style:font-weight-asian="bold" style:font-weight-complex="bold"/>
    </style:style>
    <style:style style:name="T3" style:family="text">
      <style:text-properties officeooo:rsid="002ccc36"/>
    </style:style>
    <style:style style:name="T4" style:family="text">
      <style:text-properties officeooo:rsid="002f1423"/>
    </style:style>
    <style:style style:name="T5" style:family="text">
      <style:text-properties officeooo:rsid="00339b72"/>
    </style:style>
    <style:style style:name="T6" style:family="text">
      <style:text-properties officeooo:rsid="0033e3b2"/>
    </style:style>
    <style:style style:name="T7" style:family="text">
      <style:text-properties officeooo:rsid="0035c554"/>
    </style:style>
    <style:style style:name="T8" style:family="text">
      <style:text-properties officeooo:rsid="00391b20"/>
    </style:style>
    <style:style style:name="T9" style:family="text">
      <style:text-properties officeooo:rsid="00398135"/>
    </style:style>
    <style:style style:name="T10" style:family="text">
      <style:text-properties officeooo:rsid="003c5599"/>
    </style:style>
    <style:style style:name="T11" style:family="text">
      <style:text-properties officeooo:rsid="003e770c"/>
    </style:style>
    <style:style style:name="T12" style:family="text">
      <style:text-properties officeooo:rsid="0040004a"/>
    </style:style>
    <style:style style:name="T13" style:family="text">
      <style:text-properties officeooo:rsid="0040edef"/>
    </style:style>
    <style:style style:name="T14" style:family="text">
      <style:text-properties officeooo:rsid="004a7ec0"/>
    </style:style>
    <style:style style:name="T15" style:family="text">
      <style:text-properties officeooo:rsid="004cd10e"/>
    </style:style>
    <style:style style:name="T16" style:family="text">
      <style:text-properties fo:font-weight="normal" style:font-weight-asian="normal" style:font-weight-complex="normal"/>
    </style:style>
    <style:style style:name="T17" style:family="text">
      <style:text-properties fo:font-weight="normal" officeooo:rsid="0051ab70" style:font-weight-asian="normal" style:font-weight-complex="normal"/>
    </style:style>
    <style:style style:name="T18" style:family="text">
      <style:text-properties fo:font-weight="normal" officeooo:rsid="0051ad16" style:font-weight-asian="normal" style:font-weight-complex="normal"/>
    </style:style>
    <style:style style:name="T19" style:family="text">
      <style:text-properties fo:font-weight="normal" officeooo:rsid="0052d565" style:font-weight-asian="normal" style:font-weight-complex="normal"/>
    </style:style>
    <style:style style:name="T20" style:family="text">
      <style:text-properties fo:font-weight="normal" officeooo:rsid="00572637" style:font-weight-asian="normal" style:font-weight-complex="normal"/>
    </style:style>
    <style:style style:name="T21" style:family="text">
      <style:text-properties fo:font-weight="normal" officeooo:rsid="0057f72f" style:font-weight-asian="normal" style:font-weight-complex="normal"/>
    </style:style>
    <style:style style:name="T22" style:family="text">
      <style:text-properties fo:font-weight="normal" officeooo:rsid="005893e8" style:font-weight-asian="normal" style:font-weight-complex="normal"/>
    </style:style>
    <style:style style:name="T23" style:family="text">
      <style:text-properties fo:font-weight="normal" officeooo:rsid="005a5004" style:font-weight-asian="normal" style:font-weight-complex="normal"/>
    </style:style>
    <style:style style:name="T24" style:family="text">
      <style:text-properties fo:font-weight="normal" officeooo:rsid="005b290b" style:font-weight-asian="normal" style:font-weight-complex="normal"/>
    </style:style>
    <style:style style:name="T25" style:family="text">
      <style:text-properties officeooo:rsid="006467a3"/>
    </style:style>
    <style:style style:name="T26" style:family="text">
      <style:text-properties officeooo:rsid="00660456"/>
    </style:style>
    <style:style style:name="T27" style:family="text">
      <style:text-properties officeooo:rsid="00676fea"/>
    </style:style>
    <style:style style:name="T28" style:family="text">
      <style:text-properties officeooo:rsid="006910af"/>
    </style:style>
    <style:style style:name="T29" style:family="text">
      <style:text-properties officeooo:rsid="006b9835"/>
    </style:style>
    <style:style style:name="T30" style:family="text">
      <style:text-properties officeooo:rsid="006f36f4"/>
    </style:style>
    <style:style style:name="T31" style:family="text">
      <style:text-properties officeooo:rsid="00722dfc"/>
    </style:style>
    <style:style style:name="T32" style:family="text">
      <style:text-properties officeooo:rsid="0074f5ce"/>
    </style:style>
    <style:style style:name="T33" style:family="text">
      <style:text-properties officeooo:rsid="007640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moria Practica 1 HW-SW</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Almudena García Jurado-Centurión</text:p>
      <text:p text:style-name="P5"/>
      <text:p text:style-name="P5"/>
      <text:p text:style-name="P5"/>
      <text:p text:style-name="P6"/>
      <text:p text:style-name="P2"><text:soft-page-break/>Enunciado</text:p>
      <text:p text:style-name="P1"/>
      <text:list xml:id="list7307779171336358380" text:style-name="L1">
        <text:list-item>
          <text:p text:style-name="P48">Parte 1</text:p>
        </text:list-item>
      </text:list>
      <text:p text:style-name="P3"/>
      <text:p text:style-name="P7">Realizar un programa en código ensamblador para el μC 8051, que contenga las siguientes</text:p>
      <text:p text:style-name="P7">instrucciones en el siguiente orden:</text:p>
      <text:p text:style-name="P7"></text:p>
      <text:p text:style-name="P7"><text:span text:style-name="T1">- </text:span>Se cargue el programa a partir de la dirección 03h de la memoria de código.</text:p>
      <text:p text:style-name="P7"></text:p>
      <text:p text:style-name="P7"><text:span text:style-name="T1">- </text:span>Trabaje en el banco 2 de registros.</text:p>
      <text:p text:style-name="P7"></text:p>
      <text:p text:style-name="P7"><text:span text:style-name="T1">- </text:span>Cargar un dato en registro R2.</text:p>
      <text:p text:style-name="P7"><text:span text:style-name="T1">- </text:span>“ “ “ “ “ R1.</text:p>
      <text:p text:style-name="P7">Siendo R2 y R1 dos números decimales enteros positivos, en los que se cumple que R2 &gt; R1:</text:p>
      <text:p text:style-name="P7"></text:p>
      <text:p text:style-name="P7"><text:span text:style-name="T1">- </text:span>Dividir el contenido de R2 entre el contenido de R1.</text:p>
      <text:p text:style-name="P8"> Si el contenido de la división es exacto:</text:p>
      <text:p text:style-name="P41">- Carga en la posición de memoria D1h el dato binario: 00010011.</text:p>
      <text:p text:style-name="P12">- Rotar dos veces a la izquierda el dato: 00010011 y almacenar resultado en la</text:p>
      <text:p text:style-name="P12">dirección C8h.</text:p>
      <text:p text:style-name="P12">- Intercambiar el contenido de los cuatro bits bajos y cuatro bits altos de la</text:p>
      <text:p text:style-name="P12">dirección D1h.</text:p>
      <text:p text:style-name="P12">- Cargar en la posición de memoria D4h el número decimal 199 y en la siguiente</text:p>
      <text:p text:style-name="P12">posición de memoria, el número decimal 2.</text:p>
      <text:p text:style-name="P12">- Multiplicar contenido de ambas posiciones de memoria (ver qué ocurre en el</text:p>
      <text:p text:style-name="P12">registro de estado (PSW) y en los registros: A, B) y almacenar resultado en</text:p>
      <text:p text:style-name="P12">direcciones: D9h, D8h.</text:p>
      <text:p text:style-name="P12"/>
      <text:p text:style-name="P8"> Si el contenido de la división no es exacto:</text:p>
      <text:p text:style-name="P41">- Cargar en la posición de memoria 5Fh el número decimal 11 y en la siguiente</text:p>
      <text:p text:style-name="P12">posición de memoria, el número decimal 10.</text:p>
      <text:p text:style-name="P12">- Realizar la suma con acarreo entre ambas posiciones de memoria y almacenar</text:p>
      <text:p text:style-name="P12">resultado en la dirección 6Bh.</text:p>
      <text:p text:style-name="P12">- Repetir la suma con los valores decimales 127 y 1.</text:p>
      <text:p text:style-name="P12">- Volver a realizar las suma con los números 255 y 1.</text:p>
      <text:p text:style-name="P12">Explica que ha ocurrido en estos tres apartados de suma con los indicadores: cy, ac y ov. Justifica los valores que han tomado en cada apartado.</text:p>
      <text:p text:style-name="P12">- Incrementar el contenido de la dirección 6B dos unidades.</text:p>
      <text:p text:style-name="P40"/>
      <text:p text:style-name="P10"/>
      <text:p text:style-name="P10"/>
      <text:p text:style-name="P10"/>
      <text:p text:style-name="P11"/>
      <text:p text:style-name="P42"><text:span text:style-name="T2">Resolución</text:span> </text:p>
      <text:p text:style-name="P11"/>
      <text:p text:style-name="P13">En este problema se han planteado diferentes cuestiones: inicio del programa, diferentes modos de direccionamiento y operación, y almacenamiento de los datos.</text:p>
      <text:p text:style-name="P13"/>
      <text:p text:style-name="P18">Para establecer la dirección de inicio del programa, <text:span text:style-name="T11">hemos usado</text:span> la directiva ORG.</text:p>
      <text:p text:style-name="P19">Dado que el programa siempre debe empezar en la dirección 0000, <text:span text:style-name="T11">hemos añadido</text:span> dos directiva<text:span text:style-name="T11">s</text:span> ORG: una con la dirección 0000h y otra con la dirección de comienzo real (0003)</text:p>
      <text:p text:style-name="P14"/>
      <text:p text:style-name="P15">Para que la segunda directiva se llegue a leer, <text:span text:style-name="T3">el programa debe estar</text:span> en ejecución, razón por la cual <text:span text:style-name="T11">hemos</text:span> puesto un salto incondicional hacia el inicio del programa.</text:p>
      <text:p text:style-name="P15"/>
      <text:p text:style-name="P15"/>
      <text:p text:style-name="P16">Una vez iniciado el programa, <text:span text:style-name="T4">debemos seleccionar el banco de trabajo a usar, en este caso el 2; habilitando el bit correspondiente en el registro RS.</text:span></text:p>
      <text:p text:style-name="P17">Esta habilitación se puede realizar de dos formas: inicializando el registro completo, o inicializando el biestable de forma independiente. En este caso <text:span text:style-name="T12">hemos</text:span> optado por la segunda opción.</text:p>
      <text:p text:style-name="P14"/>
      <text:p text:style-name="P20">La carga de los datos en los registros se realiza de forma inmediata, indicando en la propia instrucción el dato a guardar.</text:p>
      <text:p text:style-name="P20"/>
      <text:p text:style-name="P26">Tras esta carga, el registro R1 tomará el valor 9, y el R2 el valor 1.</text:p>
      <text:p text:style-name="P20"/>
      <text:p text:style-name="P20">Las operaciones aritméticas se realizan mediante los registros A y B, <text:span text:style-name="T7">así</text:span> que, antes de cada <text:span text:style-name="T5">una de ellas</text:span>, hay que copiar los datos de los <text:span text:style-name="T6">operadores a los registros A y B.</text:span></text:p>
      <text:p text:style-name="P27">En el caso de la división, el cociente se guarda en A y el resto en B.</text:p>
      <text:p text:style-name="P27"/>
      <text:p text:style-name="P29">- Antes de la operación, se asigna el valor de A a R1, que tomará el valor 9; y el valor de B a R2, que tomará el valor 1.</text:p>
      <text:p text:style-name="P29"/>
      <text:p text:style-name="P29">- Después de la operación, A quedara con valor 9, y B con valor 0.</text:p>
      <text:p text:style-name="P27"/>
      <text:p text:style-name="P30">Tras la operación, cargamos el resto, ubicado en B, al acumulador (A), para poder realizar el salto condicional.</text:p>
      <text:p text:style-name="P28"/>
      <text:p text:style-name="P22">La <text:span text:style-name="T8">división</text:span> <text:span text:style-name="T9">devolverá un resultado exacto, por lo que A tomará el valor 0, y el programa saltará a la sección marcada con la etiqueta EXACTO</text:span></text:p>
      <text:p text:style-name="P21"/>
      <text:p text:style-name="P23">Una vez en esta sección, <text:span text:style-name="T13">cargamos</text:span> los datos en memoria usando direccionamiento inmediato tanto a memoria como al acumulador.</text:p>
      <text:p text:style-name="P23"/>
      <text:p text:style-name="P31">En la dirección de memoria D1h cargaremos el valor 00010011, y posteriormente cargaremos el mismo valor en el registro acumulador A para poder realizar la rotación.</text:p>
      <text:p text:style-name="P24"/>
      <text:p text:style-name="P25">Tras rotar el dato, se activa el bit de paridad para indicar que el dato es par, <text:span text:style-name="T10">y el valor de A pasará a ser 00100110. Se realizará una segunda rotación, tras la cual A quedará con el valor <text:s/>01001100.</text:span></text:p>
      <text:p text:style-name="P32">Guardamos este resultado en la dirección de memoria C8h.</text:p>
      <text:p text:style-name="P32"/>
      <text:p text:style-name="P32"/>
      <text:p text:style-name="P32"/>
      <text:p text:style-name="P33"><text:soft-page-break/>En la siguiente parte, intercambiamos los 4 bits altos y bajos del valor de la dirección D1h, almacenado en el paso anterior.</text:p>
      <text:p text:style-name="P34">Para ello, copiamos ese valor al acumulador A, que tomara el valor 01001100 y realizamos el intercambio..</text:p>
      <text:p text:style-name="P34"/>
      <text:p text:style-name="P34">Tras el intercambio, A quedará con el valor 11000100, que copiaremos en la dirección D1h.</text:p>
      <text:p text:style-name="P34"/>
      <text:p text:style-name="P35">Finalmente, multiplicamos los valores de ambas direcciones de memoria, para lo cual copiamos sus valores a los registros A y B <text:span text:style-name="T14">y efectuamos la operación.</text:span></text:p>
      <text:p text:style-name="P36"/>
      <text:p text:style-name="P36">El resultado de la multiplicación se guardará en los registros A y B, almacenándose en B los bits de mayor peso, y en A los de menor peso.</text:p>
      <text:p text:style-name="P36"/>
      <text:p text:style-name="P37">Tras la multiplicación, A quedara con valor <text:span text:style-name="T15">10010011</text:span> y B quedará con valor <text:span text:style-name="T15">00101010</text:span>.</text:p>
      <text:p text:style-name="P37"/>
      <text:p text:style-name="P38">Finalmente, guardamos el valor de A en la dirección D8h, y el de B en D9h</text:p>
      <text:p text:style-name="P23"/>
      <text:p text:style-name="P39">Y, para evitar que entre en la sección correspondiente al resultado no exacto, ponemos un salto incondicional al final del programa</text:p>
      <text:p text:style-name="P23"/>
      <text:p text:style-name="P23"/>
      <text:list xml:id="list4283341022298469966" text:style-name="L2">
        <text:list-item>
          <text:p text:style-name="P52">Resultado no exacto</text:p>
        </text:list-item>
      </text:list>
      <text:p text:style-name="P9"/>
      <text:list xml:id="list133328014993469" text:continue-numbering="true" text:style-name="L2">
        <text:list-header>
          <text:p text:style-name="P53"><text:span text:style-name="T17">Para probar lo que </text:span><text:span text:style-name="T18">ocurriría</text:span><text:span text:style-name="T17"> si el resultado no es exacto, y la secuencia de instrucciones asociada a ese caso, cambiaremos el valor de R2 por el 02h.<text:line-break/><text:line-break/></text:span><text:span text:style-name="T19">La primera parte es exactamente igual a la explicada anteriormente.</text:span></text:p>
          <text:p text:style-name="P54">Esta vez, tras la división, los valores de A y B serán 4 y 1, respectivamente.</text:p>
          <text:p text:style-name="P54">Al no ser un resultado exacto, el programa saltará a la etiqueta de NO_EXACTO</text:p>
        </text:list-header>
      </text:list>
      <text:p text:style-name="P55"/>
      <text:p text:style-name="P43"><text:span text:style-name="T20">En esta sección, cargaremos en memoria los valores 11 y 10 en decimal, en las direcciones 5F</text:span><text:span text:style-name="T21">h</text:span><text:span text:style-name="T20"> y 60h</text:span></text:p>
      <text:p text:style-name="P72"/>
      <text:p text:style-name="P44"><text:span text:style-name="T16">Posteriormente, realizaremos una suma con acarreo, para lo cual cargaremos el valor de la dirección 5F en el acumulador A, </text:span><text:span text:style-name="T21">y sumaremos su valor con el de la direccion 60h.</text:span></text:p>
      <text:p text:style-name="P45"><text:span text:style-name="T16">Tras esta operación, el acumulador A quedará con el valor 21 en decimal, </text:span><text:span text:style-name="T22">y se activaran los flags de paridad y de acarreo.</text:span></text:p>
      <text:p text:style-name="P74"/>
      <text:p text:style-name="P46"><text:span text:style-name="T22">R</text:span><text:span text:style-name="T16">epetimos el proceso con los valores 127 y 1, tras lo cual A quedará con valor 128, y se activará el flag OV de sobrecarga.</text:span></text:p>
      <text:p text:style-name="P75"/>
      <text:p text:style-name="P46"><text:span text:style-name="T16">Repetimos otra vez con </text:span><text:span text:style-name="T23">255 y 1. </text:span><text:span text:style-name="T24">Al salirse del rango admitido por el registro, el registro volverá a 0, y se desactivará el flag de sobrecarga OV.</text:span></text:p>
      <text:p text:style-name="P76"/>
      <text:p text:style-name="P47"><text:span text:style-name="T24">F</text:span><text:span text:style-name="T16">inalmente, incrementamos en 2 unidades el valor de la dirección 6Bh, para lo cual lo cargamos en A, lo incrementamos, y guardamos el resultado en la dirección original.</text:span></text:p>
      <text:p text:style-name="P77">Puesto que esa dirección no tenía ningún contenido previamente cargado, su valor inicial era 0, y el resultado final será 2.</text:p>
      <text:p text:style-name="P77"/>
      <text:p text:style-name="P77"/>
      <text:list xml:id="list965971874486496512" text:style-name="L3">
        <text:list-item>
          <text:p text:style-name="P49"><text:soft-page-break/>Parte 2</text:p>
        </text:list-item>
      </text:list>
      <text:p text:style-name="P50"/>
      <text:p text:style-name="P56">Diseñar un programa que realice la media aritmética del contenido en hexadecimal (3, 3, 9, C) de cuatro direcciones de memoria consecutivas tipo byte, inicializadas en la memoria de código a partir de la dirección 3Fh. Otras exigencias adicionales van a ser, que el programa se inicie a partir de la dirección 100h, utilización del registro DPTR y que se almacene el cociente (COC) y el resto (RES) en las direcciones de memoria de datos 43h y 44h respectivamente.</text:p>
      <text:p text:style-name="P56"/>
      <text:p text:style-name="P56"/>
      <text:p text:style-name="P51">Resolución</text:p>
      <text:p text:style-name="P51"/>
      <text:p text:style-name="P57">En este problema se han planteado diferentes cuestiones: almacenamiento en direcciones consecutivas, uso del registro DPTR e implementación de bucles.</text:p>
      <text:p text:style-name="P58"/>
      <text:p text:style-name="P59">Para el almacenamiento de los valores iniciales, hemos usado una tabla con registros de tamaño byte. Para usar como dirección inicial la 3Fh, hemos seguido la misma estrategia que en el apartado anterior, usando dos ORG y un salto incondicional.</text:p>
      <text:p text:style-name="P59"/>
      <text:p text:style-name="P60">En el siguiente bloque, inicializamos el registro DPTR con la dirección de comienzo de la tabla, e inicializamos los registros que vamos a usar para el <text:span text:style-name="T25">direccionamiento y el calculo.</text:span></text:p>
      <text:p text:style-name="P62"><text:span text:style-name="T26">Después</text:span> de <text:span text:style-name="T28">la inicializacion</text:span>, el DPTR valdrá 3F, A y B estarán a 0, y R0 tendrá el valor 4.</text:p>
      <text:p text:style-name="P60"/>
      <text:p text:style-name="P63"><text:span text:style-name="T27">- </text:span>El acumulador A se usara como indice de desplazamiento respecto al DPTR, para obtener <text:span text:style-name="T28">el puntero a cada posición de la tabla.</text:span></text:p>
      <text:p text:style-name="P63"/>
      <text:p text:style-name="P64">- El registro B se usará como registro suma, para ir almacenando los resultados de las sumas de los diferentes valores de la tabla.</text:p>
      <text:p text:style-name="P60"/>
      <text:p text:style-name="P64">- El registro R1 se usara como control del bucle</text:p>
      <text:p text:style-name="P64"/>
      <text:p text:style-name="P65">Durante el bucle, cargaremos en A el valor almacenado en la dirección obtenida por la suma del mismo + DPTR, <text:span text:style-name="T29">correspondiente a los diferentes registros de la tabla.</text:span></text:p>
      <text:p text:style-name="P66">Esa dirección la sumaremos con el valor previamente almacenado en el registro B, correspondiente al ultimo resultado de la suma.</text:p>
      <text:p text:style-name="P66"/>
      <text:p text:style-name="P66">Una vez hecho eso, incrementaremos el DPTR y volveremos a guardar el resultado de la suma en B.</text:p>
      <text:p text:style-name="P71">Como los registros de la tabla son de<text:span text:style-name="T33">l mismo tamaño que los registros de memoria</text:span>, el DPTR solo se incrementa en una unidad.</text:p>
      <text:p text:style-name="P66"/>
      <text:p text:style-name="P67">Al terminar el bucle, A y B almacenarán el valor 27, <text:span text:style-name="T30">el cual corresponde a la suma de los 4 valores de la tabla.</text:span></text:p>
      <text:p text:style-name="P67"/>
      <text:p text:style-name="P68">Para poder calcular la media, cargaremos el valor 4 en B, y realizaremos la división.</text:p>
      <text:p text:style-name="P69">Tras la <text:span text:style-name="T31">división</text:span>, el acumulador A almacenará el cociente 6, y el registro B almacenará el resto 3.</text:p>
      <text:p text:style-name="P69"/>
      <text:p text:style-name="P70">Finalmente, los valores de estos registros A y B se guardaran las direcciones de memoria 43h y 44h.</text:p>
      <text:p text:style-name="P66"/>
      <text:p text:style-name="P65"/>
      <text:p text:style-name="P65"/>
      <text:p text:style-name="P60"/>
      <text:p text:style-name="P61"/>
      <text:p text:style-name="P61"/>
      <text:p text:style-name="P61"><text:soft-page-break/></text:p>
      <text:p text:style-name="P60"/>
      <text:p text:style-name="P60"/>
      <text:p text:style-name="P59"/>
      <text:p text:style-name="P59"/>
      <text:p text:style-name="P59"/>
      <text:p text:style-name="P78"/>
      <text:p text:style-name="P78"/>
      <text:p text:style-name="P73"/>
      <text:p text:style-name="P72"/>
      <text:list xml:id="list133328077520933" text:continue-list="list133328014993469" text:style-name="L2">
        <text:list-header>
          <text:p text:style-name="P52"><text:line-break/></text:p>
        </text:list-header>
      </text:list>
      <text:p text:style-name="P14"/>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1:03:05.100548642</meta:creation-date>
    <dc:date>2017-05-16T13:33:27.705387265</dc:date>
    <meta:editing-duration>PT5H33M15S</meta:editing-duration>
    <meta:editing-cycles>82</meta:editing-cycles>
    <meta:generator>LibreOffice/5.2.6.2$Linux_X86_64 LibreOffice_project/20m0$Build-2</meta:generator>
    <meta:document-statistic meta:table-count="0" meta:image-count="0" meta:object-count="0" meta:page-count="6" meta:paragraph-count="93" meta:word-count="1562" meta:character-count="8627" meta:non-whitespace-character-count="7161"/>
  </office:meta>
</office:document-meta>
</file>